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5"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data-style-name="N1">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8"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9"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30" style:family="table-cell" style:parent-style-name="Default">
      <style:text-properties style:font-name="Arial"/>
    </style:style>
    <style:style style:name="ce31" style:family="table-cell" style:parent-style-name="Default">
      <style:table-cell-properties style:vertical-align="middle"/>
      <style:text-properties style:font-name="Arial" fo:font-size="9pt" style:font-size-asian="9pt" style:font-size-complex="9pt"/>
    </style:style>
    <style:style style:name="ce32"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I7">
          <table:error-message table:message-type="stop" table:display="true"/>
        </table:content-validation>
        <table:content-validation table:name="val3"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7" table:default-cell-style-name="ce19"/>
        <table:table-column table:style-name="co3" table:default-cell-style-name="ce19"/>
        <table:table-column table:style-name="co4" table:number-columns-repeated="1015" table:default-cell-style-name="ce30"/>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3"/>
          <table:table-cell table:number-columns-repeated="1015"/>
        </table:table-row>
        <table:table-row table:style-name="ro2">
          <table:table-cell table:style-name="ce2"/>
          <table:table-cell table:style-name="ce14" table:number-columns-repeated="8"/>
          <table:table-cell table:number-columns-repeated="1015"/>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style-name="ce24" office:value-type="string" calcext:value-type="string">
              <text:p>Mean</text:p>
            </table:table-cell>
            <table:table-cell table:style-name="ce27" office:value-type="string" calcext:value-type="string">
              <text:p>Mean</text:p>
            </table:table-cell>
            <table:table-cell table:style-name="ce14" office:value-type="string" calcext:value-type="string">
              <text:p>Comment</text:p>
            </table:table-cell>
            <table:table-cell table:number-columns-repeated="1015"/>
          </table:table-row>
          <table:table-row table:style-name="ro2">
            <table:table-cell table:style-name="ce3"/>
            <table:table-cell table:number-columns-repeated="5" table:style-name="ce15" office:value-type="string" calcext:value-type="string">
              <text:p>weeks</text:p>
            </table:table-cell>
            <table:table-cell table:style-name="ce15"/>
            <table:table-cell table:style-name="ce15" office:value-type="string" calcext:value-type="string">
              <text:p>without</text:p>
            </table:table-cell>
            <table:table-cell table:style-name="ce15"/>
            <table:table-cell table:number-columns-repeated="1015"/>
          </table:table-row>
        </table:table-header-rows>
        <table:table-row table:style-name="ro2">
          <table:table-cell table:style-name="ce4"/>
          <table:table-cell table:style-name="ce16" table:number-columns-repeated="6"/>
          <table:table-cell table:style-name="ce16" office:value-type="string" calcext:value-type="string">
            <text:p>red ones</text:p>
          </table:table-cell>
          <table:table-cell table:style-name="ce16"/>
          <table:table-cell table:number-columns-repeated="1015"/>
        </table:table-row>
        <table:table-row table:style-name="ro2">
          <table:table-cell table:style-name="ce5" office:value-type="string" calcext:value-type="string">
            <text:p>Speed - Improve performance of Freenet or Freenet applications</text:p>
          </table:table-cell>
          <table:table-cell table:style-name="ce17" table:number-columns-repeated="8"/>
          <table:table-cell table:number-columns-repeated="1015"/>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25" table:content-validation-name="val3" table:formula="of:=AVERAGE([.B7:.F7])" office:value-type="float" office:value="4.1" calcext:value-type="float">
            <text:p>4</text:p>
          </table:table-cell>
          <table:table-cell table:style-name="ce25" table:content-validation-name="val3" table:formula="of:=AVERAGE([.B7];[.C7];[.E7];[.F7])" office:value-type="float" office:value="5" calcext:value-type="float">
            <text:p>5</text:p>
          </table:table-cell>
          <table:table-cell table:style-name="ce28" table:content-validation-name="val2" office:value-type="string" calcext:value-type="string">
            <text:p>0.5 differs by 1600% with highest estimate.</text:p>
          </table:table-cell>
          <table:table-cell table:style-name="ce31" table:number-columns-repeated="1015"/>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25" table:content-validation-name="val3" table:formula="of:=AVERAGE([.B8:.F8])" office:value-type="float" office:value="10" calcext:value-type="float">
            <text:p>10</text:p>
          </table:table-cell>
          <table:table-cell table:style-name="ce25" table:content-validation-name="val3" table:formula="of:=AVERAGE([.B8];[.D8];[.E8];[.F8])" office:value-type="float" office:value="12" calcext:value-type="float">
            <text:p>12</text:p>
          </table:table-cell>
          <table:table-cell table:style-name="ce28" table:content-validation-name="val2" office:value-type="string" calcext:value-type="string">
            <text:p>2 differs by 800% with highest estimate.</text:p>
          </table:table-cell>
          <table:table-cell table:style-name="ce31" table:number-columns-repeated="1015"/>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9:.F9])" office:value-type="float" office:value="22.8" calcext:value-type="float">
            <text:p>23</text:p>
          </table:table-cell>
          <table:table-cell table:style-name="ce25" table:content-validation-name="val3" table:formula="of:=AVERAGE([.B9]; [.C9]; [.E9]; [.F9])" office:value-type="float" office:value="4.5" calcext:value-type="float">
            <text:p>5</text:p>
          </table:table-cell>
          <table:table-cell table:style-name="ce28" table:content-validation-name="val2" office:value-type="string" calcext:value-type="string">
            <text:p>96 differs by 9600% with lowest estimate</text:p>
            <text:p>(1 week is possible if we go for the ugly hack instead of using event-notifications API)</text:p>
          </table:table-cell>
          <table:table-cell table:style-name="ce31" table:number-columns-repeated="1015"/>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10:.F10])" office:value-type="float" office:value="22.7" calcext:value-type="float">
            <text:p>23</text:p>
          </table:table-cell>
          <table:table-cell table:style-name="ce25" table:content-validation-name="val3"/>
          <table:table-cell table:style-name="ce28"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1" table:number-columns-repeated="1015"/>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25" table:content-validation-name="val3" table:formula="of:=AVERAGE([.B11:.F11])" office:value-type="float" office:value="34.8333333333333" calcext:value-type="float">
            <text:p>35</text:p>
          </table:table-cell>
          <table:table-cell table:style-name="ce25" table:content-validation-name="val3"/>
          <table:table-cell table:style-name="ce28" table:content-validation-name="val2" office:value-type="string" calcext:value-type="string">
            <text:p>0.5 differs by 1600% with maintainer's estimate, 96 by 1200%</text:p>
          </table:table-cell>
          <table:table-cell table:style-name="ce31" table:number-columns-repeated="1015"/>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12:.F12])" office:value-type="float" office:value="1.16666666666667"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9" table:content-validation-name="val2"/>
          <table:table-cell table:number-columns-repeated="1015"/>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5" table:content-validation-name="val3" table:number-columns-repeated="2"/>
          <table:table-cell table:style-name="ce29" table:content-validation-name="val2"/>
          <table:table-cell table:number-columns-repeated="1015"/>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15:.F15])" office:value-type="float" office:value="2.4" calcext:value-type="float">
            <text:p>2</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16:.F16])" office:value-type="float" office:value="1.125"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5" table:content-validation-name="val3" table:formula="of:=AVERAGE([.B17:.F17])" office:value-type="float" office:value="0.8"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25" table:content-validation-name="val3" table:formula="of:=AVERAGE([.B18:.F18])" office:value-type="float" office:value="2.25" calcext:value-type="float">
            <text:p>2</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19:.F19])" office:value-type="float" office:value="1.375"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20:.F20])" office:value-type="float" office:value="2.33333333333333" calcext:value-type="float">
            <text:p>2</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25" table:content-validation-name="val3" table:formula="of:=AVERAGE([.B21:.F21])" office:value-type="float" office:value="2.2" calcext:value-type="float">
            <text:p>2</text:p>
          </table:table-cell>
          <table:table-cell table:style-name="ce25" table:content-validation-name="val3"/>
          <table:table-cell table:style-name="ce28" table:content-validation-name="val2"/>
          <table:table-cell table:style-name="ce31" table:number-columns-repeated="1015"/>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25" table:content-validation-name="val3" table:formula="of:=AVERAGE([.B22:.F22])" office:value-type="float" office:value="11.4" calcext:value-type="float">
            <text:p>11</text:p>
          </table:table-cell>
          <table:table-cell table:style-name="ce25" table:content-validation-name="val3"/>
          <table:table-cell table:style-name="ce28" table:content-validation-name="val2" office:value-type="string" calcext:value-type="string">
            <text:p>48 differs by 1200% with highest other estimate</text:p>
          </table:table-cell>
          <table:table-cell table:style-name="ce31" table:number-columns-repeated="1015"/>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5" table:content-validation-name="val3" table:formula="of:=AVERAGE([.B23:.F23])" office:value-type="float" office:value="4.6" calcext:value-type="float">
            <text:p>5</text:p>
          </table:table-cell>
          <table:table-cell table:style-name="ce25" table:content-validation-name="val3"/>
          <table:table-cell table:style-name="ce28" table:content-validation-name="val2" office:value-type="string" calcext:value-type="string">
            <text:p>(Nobody is maintainer so excluding nothing even though there is an 800% difference between min/max)</text:p>
          </table:table-cell>
          <table:table-cell table:style-name="ce31" table:number-columns-repeated="1015"/>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4:.F24])" office:value-type="float" office:value="1.625" calcext:value-type="float">
            <text:p>2</text:p>
          </table:table-cell>
          <table:table-cell table:style-name="ce25" table:content-validation-name="val3"/>
          <table:table-cell table:style-name="ce28" table:content-validation-name="val2" office:value-type="string" calcext:value-type="string">
            <text:p>(Not excluding one of min/max even though there is a 800% difference because they only differ by 200% and 400% with toad_'s)</text:p>
          </table:table-cell>
          <table:table-cell table:style-name="ce31" table:number-columns-repeated="1015"/>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25:.F25])" office:value-type="float" office:value="36" calcext:value-type="float">
            <text:p>36</text:p>
          </table:table-cell>
          <table:table-cell table:style-name="ce25" table:content-validation-name="val3"/>
          <table:table-cell table:style-name="ce28" table:content-validation-name="val2" office:value-type="string" calcext:value-type="string">
            <text:p>(Nothing excluded because distributed search is an open research topic, there's no solution yet)</text:p>
          </table:table-cell>
          <table:table-cell table:style-name="ce31" table:number-columns-repeated="1015"/>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6:.F26])" office:value-type="float" office:value="22.6" calcext:value-type="float">
            <text:p>23</text:p>
          </table:table-cell>
          <table:table-cell table:style-name="ce25" table:content-validation-name="val3"/>
          <table:table-cell table:style-name="ce28" table:content-validation-name="val2" office:value-type="string" calcext:value-type="string">
            <text:p>96 differs by 9600% with lowest other estimate</text:p>
          </table:table-cell>
          <table:table-cell table:style-name="ce31" table:number-columns-repeated="1015"/>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25" table:content-validation-name="val3" table:formula="of:=AVERAGE([.B27:.F27])" office:value-type="float" office:value="39.2" calcext:value-type="float">
            <text:p>39</text:p>
          </table:table-cell>
          <table:table-cell table:style-name="ce25" table:content-validation-name="val3"/>
          <table:table-cell table:style-name="ce28" table:content-validation-name="val2"/>
          <table:table-cell table:style-name="ce31" table:number-columns-repeated="1015"/>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25" table:content-validation-name="val3" table:formula="of:=AVERAGE([.B28:.F28])" office:value-type="float" office:value="31.6" calcext:value-type="float">
            <text:p>32</text:p>
          </table:table-cell>
          <table:table-cell table:style-name="ce25" table:content-validation-name="val3"/>
          <table:table-cell table:style-name="ce28" table:content-validation-name="val2" office:value-type="string" calcext:value-type="string">
            <text:p>Whole architecture of FLIP is likely broken: Based on KSKs and thus DoS-able. May be a full rewrite.</text:p>
          </table:table-cell>
          <table:table-cell table:style-name="ce31" table:number-columns-repeated="1015"/>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29:.F29])" office:value-type="float" office:value="1.75" calcext:value-type="float">
            <text:p>2</text:p>
          </table:table-cell>
          <table:table-cell table:style-name="ce25" table:content-validation-name="val3"/>
          <table:table-cell table:style-name="ce28" table:content-validation-name="val2"/>
          <table:table-cell table:style-name="ce31" table:number-columns-repeated="1015"/>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30:.F30])" office:value-type="float" office:value="24.875" calcext:value-type="float">
            <text:p>25</text:p>
          </table:table-cell>
          <table:table-cell table:style-name="ce25" table:content-validation-name="val3"/>
          <table:table-cell table:style-name="ce28"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1" table:number-columns-repeated="1015"/>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31:.F31])" office:value-type="float" office:value="25.5" calcext:value-type="float">
            <text:p>26</text:p>
          </table:table-cell>
          <table:table-cell table:style-name="ce25" table:content-validation-name="val3"/>
          <table:table-cell table:style-name="ce28" table:content-validation-name="val2" office:value-type="string" calcext:value-type="string">
            <text:p>(Not bothering to exclude anything: Task is underspecified)</text:p>
          </table:table-cell>
          <table:table-cell table:style-name="ce31" table:number-columns-repeated="1015"/>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32:.F32])" office:value-type="float" office:value="30" calcext:value-type="float">
            <text:p>30</text:p>
          </table:table-cell>
          <table:table-cell table:style-name="ce25" table:content-validation-name="val3"/>
          <table:table-cell table:style-name="ce28" table:content-validation-name="val2"/>
          <table:table-cell table:style-name="ce31" table:number-columns-repeated="1015"/>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25" table:content-validation-name="val3" table:formula="of:=AVERAGE([.B33:.F33])" office:value-type="float" office:value="9" calcext:value-type="float">
            <text:p>9</text:p>
          </table:table-cell>
          <table:table-cell table:style-name="ce25" table:content-validation-name="val3"/>
          <table:table-cell table:style-name="ce28" table:content-validation-name="val2" office:value-type="string" calcext:value-type="string">
            <text:p>1 differs by 1200% from most other estimates.</text:p>
          </table:table-cell>
          <table:table-cell table:style-name="ce31" table:number-columns-repeated="1015"/>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25" table:content-validation-name="val3" table:formula="of:=AVERAGE([.B34:.F34])" office:value-type="float" office:value="0.5"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25" table:content-validation-name="val3" table:formula="of:=AVERAGE([.B35:.F35])" office:value-type="float" office:value="12.5" calcext:value-type="float">
            <text:p>13</text:p>
          </table:table-cell>
          <table:table-cell table:style-name="ce25" table:content-validation-name="val3"/>
          <table:table-cell table:style-name="ce28" table:content-validation-name="val2" office:value-type="string" calcext:value-type="string">
            <text:p>Whole architecture of FLIP and FLIRCP is likely broken: Based on KSKs and thus DoS-able. May be a full rewrite.</text:p>
          </table:table-cell>
          <table:table-cell table:style-name="ce31"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9" table:content-validation-name="val2"/>
          <table:table-cell table:number-columns-repeated="1015"/>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25" table:content-validation-name="val3" table:number-columns-repeated="2"/>
          <table:table-cell table:style-name="ce29" table:content-validation-name="val2"/>
          <table:table-cell table:number-columns-repeated="1015"/>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38:.F38])" office:value-type="float" office:value="1.2" calcext:value-type="float">
            <text:p>1</text:p>
          </table:table-cell>
          <table:table-cell table:style-name="ce25" table:content-validation-name="val3"/>
          <table:table-cell table:style-name="ce28" table:content-validation-name="val2"/>
          <table:table-cell table:style-name="ce32" table:number-columns-repeated="1015"/>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5" table:content-validation-name="val3" table:formula="of:=AVERAGE([.B39:.F39])" office:value-type="float" office:value="1.8" calcext:value-type="float">
            <text:p>2</text:p>
          </table:table-cell>
          <table:table-cell table:style-name="ce25" table:content-validation-name="val3"/>
          <table:table-cell table:style-name="ce28"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32" table:number-columns-repeated="1015"/>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40:.F40])" office:value-type="float" office:value="22" calcext:value-type="float">
            <text:p>22</text:p>
          </table:table-cell>
          <table:table-cell table:style-name="ce25" table:content-validation-name="val3"/>
          <table:table-cell table:style-name="ce28" table:content-validation-name="val2"/>
          <table:table-cell table:style-name="ce32"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9" table:content-validation-name="val2"/>
          <table:table-cell table:number-columns-repeated="1015"/>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5" table:content-validation-name="val3" table:number-columns-repeated="2"/>
          <table:table-cell table:style-name="ce29" table:content-validation-name="val2"/>
          <table:table-cell table:number-columns-repeated="1015"/>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3:.F43])" office:value-type="float" office:value="34" calcext:value-type="float">
            <text:p>34</text:p>
          </table:table-cell>
          <table:table-cell table:style-name="ce25" table:content-validation-name="val3"/>
          <table:table-cell table:style-name="ce28" table:content-validation-name="val2" office:value-type="string" calcext:value-type="string">
            <text:p>96 differs by 2400% from lowest estimate</text:p>
          </table:table-cell>
          <table:table-cell table:style-name="ce31" table:number-columns-repeated="1015"/>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4:.F44])" office:value-type="float" office:value="32" calcext:value-type="float">
            <text:p>32</text:p>
          </table:table-cell>
          <table:table-cell table:style-name="ce25" table:content-validation-name="val3"/>
          <table:table-cell table:style-name="ce28" table:content-validation-name="val2" office:value-type="string" calcext:value-type="string">
            <text:p>96 differs by 2400% from lowest estimate</text:p>
          </table:table-cell>
          <table:table-cell table:style-name="ce31" table:number-columns-repeated="1015"/>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25" table:content-validation-name="val3" table:formula="of:=AVERAGE([.B45:.F45])" office:value-type="float" office:value="26" calcext:value-type="float">
            <text:p>26</text:p>
          </table:table-cell>
          <table:table-cell table:style-name="ce25" table:content-validation-name="val3"/>
          <table:table-cell table:style-name="ce28" table:content-validation-name="val2" office:value-type="string" calcext:value-type="string">
            <text:p>96 differs by 4800% from lowest estimate</text:p>
          </table:table-cell>
          <table:table-cell table:style-name="ce31" table:number-columns-repeated="1015"/>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5" table:style-name="ce21" table:content-validation-name="val2" office:value-type="string" calcext:value-type="string">
            <text:p>(constant cost per week)</text:p>
          </table:table-cell>
          <table:table-cell table:style-name="ce26" table:content-validation-name="val3" office:value-type="string" calcext:value-type="string">
            <text:p>(constant cost per week)</text:p>
          </table:table-cell>
          <table:table-cell table:style-name="ce26" table:content-validation-name="val3"/>
          <table:table-cell table:style-name="ce21" table:content-validation-name="val2"/>
          <table:table-cell table:style-name="ce31" table:number-columns-repeated="1015"/>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5" table:style-name="ce21" table:content-validation-name="val2" office:value-type="string" calcext:value-type="string">
            <text:p>(constant cost per week)</text:p>
          </table:table-cell>
          <table:table-cell table:style-name="ce26" table:content-validation-name="val3" office:value-type="string" calcext:value-type="string">
            <text:p>(constant cost per week)</text:p>
          </table:table-cell>
          <table:table-cell table:style-name="ce26" table:content-validation-name="val3"/>
          <table:table-cell table:style-name="ce21" table:content-validation-name="val2"/>
          <table:table-cell table:style-name="ce31" table:number-columns-repeated="1015"/>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25" table:content-validation-name="val3" table:formula="of:=AVERAGE([.B48:.F48])" office:value-type="float" office:value="1.16666666666667"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9" table:content-validation-name="val2"/>
          <table:table-cell table:number-columns-repeated="1015"/>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5" table:content-validation-name="val3" table:number-columns-repeated="2"/>
          <table:table-cell table:style-name="ce29" table:content-validation-name="val2"/>
          <table:table-cell table:number-columns-repeated="1015"/>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25" table:content-validation-name="val3" table:formula="of:=AVERAGE([.B51:.F51])" office:value-type="float" office:value="0.9"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2:.F52])" office:value-type="float" office:value="1.4" calcext:value-type="float">
            <text:p>1</text:p>
          </table:table-cell>
          <table:table-cell table:style-name="ce25" table:content-validation-name="val3"/>
          <table:table-cell table:style-name="ce28" table:content-validation-name="val2" office:value-type="string" calcext:value-type="string">
            <text:p>4 differs by 800% from lowest estimate</text:p>
          </table:table-cell>
          <table:table-cell table:style-name="ce31" table:number-columns-repeated="1015"/>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3:.F53])" office:value-type="float" office:value="1.7" calcext:value-type="float">
            <text:p>2</text:p>
          </table:table-cell>
          <table:table-cell table:style-name="ce25" table:content-validation-name="val3"/>
          <table:table-cell table:style-name="ce28" table:content-validation-name="val2" office:value-type="string" calcext:value-type="string">
            <text:p>4 differs by 800% from lowest estimate</text:p>
          </table:table-cell>
          <table:table-cell table:style-name="ce31" table:number-columns-repeated="1015"/>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25" table:content-validation-name="val3" table:formula="of:=AVERAGE([.B54:.F54])" office:value-type="float" office:value="2.3" calcext:value-type="float">
            <text:p>2</text:p>
          </table:table-cell>
          <table:table-cell table:style-name="ce25" table:content-validation-name="val3"/>
          <table:table-cell table:style-name="ce28"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1" table:number-columns-repeated="1015"/>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55:.F55])" office:value-type="float" office:value="20.3" calcext:value-type="float">
            <text:p>20</text:p>
          </table:table-cell>
          <table:table-cell table:style-name="ce25" table:content-validation-name="val3"/>
          <table:table-cell table:style-name="ce28" table:content-validation-name="val2" office:value-type="string" calcext:value-type="string">
            <text:p>96 differs by 19200% from lowest estimate.</text:p>
          </table:table-cell>
          <table:table-cell table:style-name="ce31" table:number-columns-repeated="1015"/>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25" table:content-validation-name="val3" table:formula="of:=AVERAGE([.B56:.F56])" office:value-type="float" office:value="2.1" calcext:value-type="float">
            <text:p>2</text:p>
          </table:table-cell>
          <table:table-cell table:style-name="ce25" table:content-validation-name="val3"/>
          <table:table-cell table:style-name="ce28"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1" table:number-columns-repeated="1015"/>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57:.F57])" office:value-type="float" office:value="1.625" calcext:value-type="float">
            <text:p>2</text:p>
          </table:table-cell>
          <table:table-cell table:style-name="ce25" table:content-validation-name="val3"/>
          <table:table-cell table:style-name="ce28" table:content-validation-name="val2"/>
          <table:table-cell table:style-name="ce31" table:number-columns-repeated="1015"/>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25" table:content-validation-name="val3" table:formula="of:=AVERAGE([.B58:.F58])" office:value-type="float" office:value="6" calcext:value-type="float">
            <text:p>6</text:p>
          </table:table-cell>
          <table:table-cell table:style-name="ce25" table:content-validation-name="val3"/>
          <table:table-cell table:style-name="ce28" table:content-validation-name="val2"/>
          <table:table-cell table:style-name="ce31" table:number-columns-repeated="1015"/>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59:.F59])" office:value-type="float" office:value="1.375"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5" table:content-validation-name="val3" table:formula="of:=AVERAGE([.B60:.F60])" office:value-type="float" office:value="1.66666666666667" calcext:value-type="float">
            <text:p>2</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61:.F61])" office:value-type="float" office:value="3.25" calcext:value-type="float">
            <text:p>3</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62:.F62])" office:value-type="float" office:value="2.6" calcext:value-type="float">
            <text:p>3</text:p>
          </table:table-cell>
          <table:table-cell table:style-name="ce25" table:content-validation-name="val3"/>
          <table:table-cell table:style-name="ce28" table:content-validation-name="val2"/>
          <table:table-cell table:style-name="ce31" table:number-columns-repeated="1015"/>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63:.F63])" office:value-type="float" office:value="0.666666666666667"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4:.F64])" office:value-type="float" office:value="0.5"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25" table:content-validation-name="val3" table:formula="of:=AVERAGE([.B65:.F65])" office:value-type="float" office:value="10.5" calcext:value-type="float">
            <text:p>11</text:p>
          </table:table-cell>
          <table:table-cell table:style-name="ce25" table:content-validation-name="val3"/>
          <table:table-cell table:style-name="ce28" table:content-validation-name="val2" office:value-type="string" calcext:value-type="string">
            <text:p>(Not bothering to exclude anything: None of us is a lawyer so this is difficult to judge, high differences in estimates are likely)</text:p>
          </table:table-cell>
          <table:table-cell table:style-name="ce31" table:number-columns-repeated="1015"/>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25" table:content-validation-name="val3" table:formula="of:=AVERAGE([.B66:.F66])" office:value-type="float" office:value="7.625" calcext:value-type="float">
            <text:p>8</text:p>
          </table:table-cell>
          <table:table-cell table:style-name="ce25" table:content-validation-name="val3"/>
          <table:table-cell table:style-name="ce28" table:content-validation-name="val2" office:value-type="string" calcext:value-type="string">
            <text:p>(Not bothering to exclude anything: None of us is a lawyer so this is difficult to judge, high differences in estimates are likely)</text:p>
          </table:table-cell>
          <table:table-cell table:style-name="ce31" table:number-columns-repeated="1015"/>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7:.F67])" office:value-type="float" office:value="0.5"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5" table:content-validation-name="val3" table:formula="of:=AVERAGE([.B68:.F68])" office:value-type="float" office:value="7.2" calcext:value-type="float">
            <text:p>7</text:p>
          </table:table-cell>
          <table:table-cell table:style-name="ce25" table:content-validation-name="val3"/>
          <table:table-cell table:style-name="ce28" table:content-validation-name="val2"/>
          <table:table-cell table:style-name="ce31" table:number-columns-repeated="1015"/>
        </table:table-row>
        <table:table-row table:style-name="ro6">
          <table:table-cell table:style-name="ce11" table:number-columns-spanned="2" table:number-rows-spanned="1"/>
          <table:covered-table-cell/>
          <table:table-cell table:number-columns-repeated="4"/>
          <table:table-cell table:style-name="ce25" table:content-validation-name="val3" table:number-columns-repeated="2"/>
          <table:table-cell table:style-name="ce29" table:content-validation-name="val2"/>
          <table:table-cell table:number-columns-repeated="1015"/>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5" table:content-validation-name="val3" table:number-columns-repeated="2"/>
          <table:table-cell table:style-name="ce29" table:content-validation-name="val2"/>
          <table:table-cell table:number-columns-repeated="1015"/>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5" table:content-validation-name="val3" table:formula="of:=AVERAGE([.B71:.F71])" office:value-type="float" office:value="11.2" calcext:value-type="float">
            <text:p>11</text:p>
          </table:table-cell>
          <table:table-cell table:style-name="ce25" table:content-validation-name="val3"/>
          <table:table-cell table:style-name="ce28" table:content-validation-name="val2"/>
          <table:table-cell table:style-name="ce31" table:number-columns-repeated="1015"/>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72:.F72])" office:value-type="float" office:value="1.75" calcext:value-type="float">
            <text:p>2</text:p>
          </table:table-cell>
          <table:table-cell table:style-name="ce25" table:content-validation-name="val3"/>
          <table:table-cell table:style-name="ce28" table:content-validation-name="val2"/>
          <table:table-cell table:style-name="ce31" table:number-columns-repeated="1015"/>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25" table:content-validation-name="val3" table:formula="of:=AVERAGE([.B73:.F73])" office:value-type="float" office:value="14.8" calcext:value-type="float">
            <text:p>15</text:p>
          </table:table-cell>
          <table:table-cell table:style-name="ce25" table:content-validation-name="val3"/>
          <table:table-cell table:style-name="ce28"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1" table:number-columns-repeated="1015"/>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5" table:content-validation-name="val3" table:formula="of:=AVERAGE([.B74:.F74])" office:value-type="float" office:value="1.7" calcext:value-type="float">
            <text:p>2</text:p>
          </table:table-cell>
          <table:table-cell table:style-name="ce25" table:content-validation-name="val3"/>
          <table:table-cell table:style-name="ce28" table:content-validation-name="val2" office:value-type="string" calcext:value-type="string">
            <text:p>0.5 differs by 800% from highest estimate. </text:p>
          </table:table-cell>
          <table:table-cell table:style-name="ce31" table:number-columns-repeated="1015"/>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25" table:content-validation-name="val3" table:formula="of:=AVERAGE([.B75:.F75])" office:value-type="float" office:value="13.6" calcext:value-type="float">
            <text:p>14</text:p>
          </table:table-cell>
          <table:table-cell table:style-name="ce25" table:content-validation-name="val3"/>
          <table:table-cell table:style-name="ce28" table:content-validation-name="val2"/>
          <table:table-cell table:style-name="ce31" table:number-columns-repeated="1015"/>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76:.F76])" office:value-type="float" office:value="5.4" calcext:value-type="float">
            <text:p>5</text:p>
          </table:table-cell>
          <table:table-cell table:style-name="ce25" table:content-validation-name="val3"/>
          <table:table-cell table:style-name="ce28"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1" table:number-columns-repeated="1015"/>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25" table:content-validation-name="val3" table:formula="of:=AVERAGE([.B77:.F77])" office:value-type="float" office:value="12.2" calcext:value-type="float">
            <text:p>12</text:p>
          </table:table-cell>
          <table:table-cell table:style-name="ce25" table:content-validation-name="val3"/>
          <table:table-cell table:style-name="ce28" table:content-validation-name="val2" office:value-type="string" calcext:value-type="string">
            <text:p>48 differs by 4800% from lowest estimate.</text:p>
          </table:table-cell>
          <table:table-cell table:style-name="ce31" table:number-columns-repeated="1015"/>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25" table:content-validation-name="val3" table:formula="of:=AVERAGE([.B78:.F78])" office:value-type="float" office:value="28.8" calcext:value-type="float">
            <text:p>29</text:p>
          </table:table-cell>
          <table:table-cell table:style-name="ce25" table:content-validation-name="val3"/>
          <table:table-cell table:style-name="ce28" table:content-validation-name="val2"/>
          <table:table-cell table:style-name="ce31" table:number-columns-repeated="1015"/>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25" table:content-validation-name="val3" table:formula="of:=AVERAGE([.B79:.F79])" office:value-type="float" office:value="51.2" calcext:value-type="float">
            <text:p>51</text:p>
          </table:table-cell>
          <table:table-cell table:style-name="ce25" table:content-validation-name="val3"/>
          <table:table-cell table:style-name="ce28" table:content-validation-name="val2"/>
          <table:table-cell table:style-name="ce31" table:number-columns-repeated="1015"/>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25" table:content-validation-name="val3" table:formula="of:=AVERAGE([.B80:.F80])" office:value-type="float" office:value="0.6"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81:.F81])" office:value-type="float" office:value="1" calcext:value-type="float">
            <text:p>1</text:p>
          </table:table-cell>
          <table:table-cell table:style-name="ce25" table:content-validation-name="val3"/>
          <table:table-cell table:style-name="ce28" table:content-validation-name="val2"/>
          <table:table-cell table:style-name="ce31" table:number-columns-repeated="1015"/>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25" table:content-validation-name="val3" table:formula="of:=AVERAGE([.B82:.F82])" office:value-type="float" office:value="28.8" calcext:value-type="float">
            <text:p>29</text:p>
          </table:table-cell>
          <table:table-cell table:style-name="ce25" table:content-validation-name="val3"/>
          <table:table-cell table:style-name="ce28" table:content-validation-name="val2" office:value-type="string" calcext:value-type="string">
            <text:p>96 differs by 1200% from lowest estimate.</text:p>
          </table:table-cell>
          <table:table-cell table:style-name="ce31" table:number-columns-repeated="1015"/>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25" table:content-validation-name="val3" table:formula="of:=AVERAGE([.B83:.F83])" office:value-type="float" office:value="8" calcext:value-type="float">
            <text:p>8</text:p>
          </table:table-cell>
          <table:table-cell table:style-name="ce25" table:content-validation-name="val3"/>
          <table:table-cell table:style-name="ce28" table:content-validation-name="val2" office:value-type="string" calcext:value-type="string">
            <text:p>24 differs by 2400% from lowest estimate</text:p>
          </table:table-cell>
          <table:table-cell table:style-name="ce31" table:number-columns-repeated="1015"/>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5">00/00/0000</text:date>, <text:time style:data-style-name="N2" text:time-value="02:30:03.885209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503" meta:object-count="0"/>
  </office:meta>
</office:document-meta>
</file>